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4" style:apply-style-name="Sin_20_título1" style:base-cell-address="surface.A1"/>
      <style:map style:condition="cell-content()=3" style:apply-style-name="Sin_20_título2" style:base-cell-address="surface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map style:condition="cell-content()=4" style:apply-style-name="Sin_20_título1" style:base-cell-address="surface.A1"/>
      <style:map style:condition="cell-content()=3" style:apply-style-name="Sin_20_título2" style:base-cell-address="surface.A1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map style:condition="cell-content()=4" style:apply-style-name="Sin_20_título1" style:base-cell-address="surface.A1"/>
      <style:map style:condition="cell-content()=3" style:apply-style-name="Sin_20_título2" style:base-cell-address="surface.A1"/>
    </style:style>
    <style:style style:name="ce10" style:family="table-cell" style:parent-style-name="Default">
      <style:map style:condition="cell-content()=4" style:apply-style-name="Sin_20_título1" style:base-cell-address="surface.A1"/>
      <style:map style:condition="cell-content()=3" style:apply-style-name="Sin_20_título2" style:base-cell-address="surface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4" style:apply-style-name="Sin_20_título1" style:base-cell-address="element.A1"/>
      <style:map style:condition="cell-content()=3" style:apply-style-name="Sin_20_título2" style:base-cell-address="element.A1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map style:condition="cell-content()=4" style:apply-style-name="Sin_20_título1" style:base-cell-address="element.A1"/>
      <style:map style:condition="cell-content()=3" style:apply-style-name="Sin_20_título2" style:base-cell-address="element.A1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map style:condition="cell-content()=4" style:apply-style-name="Sin_20_título1" style:base-cell-address="element.A1"/>
      <style:map style:condition="cell-content()=3" style:apply-style-name="Sin_20_título2" style:base-cell-address="element.A1"/>
    </style:style>
    <style:style style:name="ce14" style:family="table-cell" style:parent-style-name="Default">
      <style:map style:condition="cell-content()=4" style:apply-style-name="Sin_20_título1" style:base-cell-address="element.A1"/>
      <style:map style:condition="cell-content()=3" style:apply-style-name="Sin_20_título2" style:base-cell-address="element.A1"/>
    </style:style>
  </office:automatic-styles>
  <office:body>
    <office:spreadsheet>
      <table:calculation-settings table:automatic-find-labels="false" table:use-regular-expressions="false" table:use-wildcards="true"/>
      <table:table table:name="surface" table:style-name="ta1">
        <table:table-column table:style-name="co1" table:number-columns-repeated="29" table:default-cell-style-name="ce2"/>
        <table:table-column table:style-name="co1" table:default-cell-style-name="Default"/>
        <table:table-row table:style-name="ro1">
          <table:table-cell table:number-columns-repeated="29" table:style-name="ce6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7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7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number-columns-repeated="7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number-columns-repeated="7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table:style-name="ce6" office:value-type="float" office:value="4" calcext:value-type="float">
            <text:p>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8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number-columns-repeated="29" table:style-name="ce6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2" table:number-rows-repeated="1048535">
          <table:table-cell table:number-columns-repeated="30"/>
        </table:table-row>
        <table:table-row table:style-name="ro2">
          <table:table-cell table:number-columns-repeated="30"/>
        </table:table-row>
        <calcext:conditional-formats>
          <calcext:conditional-format calcext:target-range-address="surface.A1:surface.AD40">
            <calcext:condition calcext:apply-style-name="Sin título1" calcext:value="=4" calcext:base-cell-address="surface.A1"/>
            <calcext:condition calcext:apply-style-name="Sin título2" calcext:value="=3" calcext:base-cell-address="surface.A1"/>
          </calcext:conditional-format>
          <calcext:conditional-format calcext:target-range-address="surface.A1:surface.AC40">
            <calcext:condition calcext:apply-style-name="Sin título3" calcext:value="=0" calcext:base-cell-address="surface.A1"/>
          </calcext:conditional-format>
          <calcext:conditional-format calcext:target-range-address="surface.A1:surface.AD40">
            <calcext:condition calcext:apply-style-name="Untitled1" calcext:value="=1" calcext:base-cell-address="surface.A1"/>
            <calcext:condition calcext:apply-style-name="Untitled2" calcext:value="=2" calcext:base-cell-address="surface.A1"/>
          </calcext:conditional-format>
        </calcext:conditional-formats>
      </table:table>
      <table:table table:name="element" table:style-name="ta1">
        <table:table-column table:style-name="co1" table:number-columns-repeated="29" table:default-cell-style-name="ce2"/>
        <table:table-column table:style-name="co1" table:default-cell-style-name="Default"/>
        <table:table-row table:style-name="ro1">
          <table:table-cell table:number-columns-repeated="29"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7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7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number-columns-repeated="7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number-columns-repeated="7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6"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6"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6"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T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7" table:style-name="ce11" office:value-type="float" office:value="4" calcext:value-type="float">
            <text:p>4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</text:p>
          </table:table-cell>
          <table:table-cell table:number-columns-repeated="10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8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17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T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B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18" table:style-name="ce11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string" calcext:value-type="string">
            <text:p>s</text:p>
          </table:table-cell>
          <table:table-cell table:number-columns-repeated="28"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2" table:number-rows-repeated="1048535">
          <table:table-cell table:number-columns-repeated="30"/>
        </table:table-row>
        <table:table-row table:style-name="ro2">
          <table:table-cell table:number-columns-repeated="30"/>
        </table:table-row>
        <calcext:conditional-formats>
          <calcext:conditional-format calcext:target-range-address="element.A1:element.AD40">
            <calcext:condition calcext:apply-style-name="Sin título1" calcext:value="=4" calcext:base-cell-address="element.A1"/>
            <calcext:condition calcext:apply-style-name="Sin título2" calcext:value="=3" calcext:base-cell-address="element.A1"/>
          </calcext:conditional-format>
          <calcext:conditional-format calcext:target-range-address="element.A1:element.AC40">
            <calcext:condition calcext:apply-style-name="Sin título3" calcext:value="=0" calcext:base-cell-address="element.A1"/>
          </calcext:conditional-format>
          <calcext:conditional-format calcext:target-range-address="element.A1:element.AD40">
            <calcext:condition calcext:apply-style-name="Untitled1" calcext:value="=1" calcext:base-cell-address="element.A1"/>
            <calcext:condition calcext:apply-style-name="Untitled2" calcext:value="=2" calcext:base-cell-address="elemen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in_20_título1" style:display-name="Sin título1" style:family="table-cell" style:parent-style-name="Default">
      <style:table-cell-properties fo:background-color="#784b04"/>
    </style:style>
    <style:style style:name="Sin_20_título2" style:display-name="Sin título2" style:family="table-cell" style:parent-style-name="Default">
      <style:table-cell-properties fo:background-color="#729fcf"/>
    </style:style>
    <style:style style:name="Sin_20_título3" style:display-name="Sin título3" style:family="table-cell" style:parent-style-name="Default">
      <style:table-cell-properties fo:background-color="#ffff00"/>
    </style:style>
    <style:style style:name="Untitled1" style:family="table-cell" style:parent-style-name="Default">
      <style:table-cell-properties fo:background-color="#00a933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0:30:21.766000000</meta:creation-date>
    <dc:date>2025-03-19T12:11:33.933840379</dc:date>
    <meta:editing-duration>PT33M7S</meta:editing-duration>
    <meta:editing-cycles>3</meta:editing-cycles>
    <meta:generator>LibreOffice/7.5.0.3$MacOSX_X86_64 LibreOffice_project/c21113d003cd3efa8c53188764377a8272d9d6de</meta:generator>
    <meta:document-statistic meta:table-count="2" meta:cell-count="2400" meta:object-count="0"/>
  </office:meta>
</office:document-meta>
</file>